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014cm"/>
    </style:style>
    <style:style style:name="co4" style:family="table-column">
      <style:table-column-properties fo:break-before="auto" style:column-width="1.4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ext-properties fo:color="#f10d0c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2023 - 2018" table:style-name="ta1">
        <table:table-column table:style-name="co1" table:number-columns-repeated="2" table:default-cell-style-name="Default"/>
        <table:table-column table:style-name="co4" table:number-columns-repeated="10" table:default-cell-style-name="ce12"/>
        <table:table-column table:style-name="co1" table:number-columns-repeated="16372" table:default-cell-style-name="Default"/>
        <table:table-row table:style-name="ro1">
          <table:table-cell table:style-name="ce8" office:value-type="string" calcext:value-type="string">
            <text:p>Jaar</text:p>
          </table:table-cell>
          <table:table-cell table:style-name="ce8" office:value-type="string" calcext:value-type="string">
            <text:p>Vraag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2" table:number-columns-repeated="16372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dierenarts</text:p>
          </table:table-cell>
          <table:table-cell table:number-columns-repeated="10"/>
          <table:table-cell table:style-name="ce12" table:number-columns-repeated="16372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tandarts</text:p>
          </table:table-cell>
          <table:table-cell table:number-columns-repeated="10"/>
          <table:table-cell table:style-name="ce12" table:number-columns-repeated="16372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arts</text:p>
          </table:table-cell>
          <table:table-cell table:number-columns-repeated="10"/>
          <table:table-cell table:style-name="ce12" table:number-columns-repeated="16372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dierenarts</text:p>
          </table:table-cell>
          <table:table-cell table:number-columns-repeated="16382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tandarts</text:p>
          </table:table-cell>
          <table:table-cell table:number-columns-repeated="16382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arts</text:p>
          </table:table-cell>
          <table:table-cell table:number-columns-repeated="16382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tandarts</text:p>
          </table:table-cell>
          <table:table-cell table:number-columns-repeated="16382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arts</text:p>
          </table:table-cell>
          <table:table-cell table:number-columns-repeated="16382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tandarts</text:p>
          </table:table-cell>
          <table:table-cell table:number-columns-repeated="16382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arts</text:p>
          </table:table-cell>
          <table:table-cell table:number-columns-repeated="16382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tandarts</text:p>
          </table:table-cell>
          <table:table-cell table:number-columns-repeated="16382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arts</text:p>
          </table:table-cell>
          <table:table-cell table:number-columns-repeated="1638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tandarts</text:p>
          </table:table-cell>
          <table:table-cell table:number-columns-repeated="1638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arts</text:p>
          </table:table-cell>
          <table:table-cell table:number-columns-repeated="16382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tandarts</text:p>
          </table:table-cell>
          <table:table-cell table:number-columns-repeated="16382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arts</text:p>
          </table:table-cell>
          <table:table-cell table:number-columns-repeated="1638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2" office:value-type="string" calcext:value-type="string">
            <text:p>Hoe invullen:</text:p>
          </table:table-cell>
          <table:table-cell table:style-name="ce8" office:value-type="string" calcext:value-type="string">
            <text:p>Vraag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6372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arts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 table:number-columns-repeated="4"/>
          <table:table-cell office:value-type="string" calcext:value-type="string">
            <text:p>4, redox</text:p>
          </table:table-cell>
          <table:table-cell office:value-type="string" calcext:value-type="string">
            <text:p>6, balanceren vergelijking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3" office:value-type="string" calcext:value-type="string">
            <text:p>x = nog niet gezien</text:p>
          </table:table-cell>
          <table:table-cell table:number-columns-repeated="3"/>
          <table:table-cell table:style-name="Default" table:number-columns-repeated="2"/>
          <table:table-cell table:number-columns-repeated="16378"/>
        </table:table-row>
        <table:table-row table:style-name="ro1">
          <table:table-cell table:style-name="ce3" office:value-type="string" calcext:value-type="string">
            <text:p>! = ken ik wel, gewoon een fout gemaakt, of ik begrijp niet goed hoe ik dit moet oplossen</text:p>
          </table:table-cell>
          <table:table-cell table:number-columns-repeated="6"/>
          <table:table-cell table:style-name="Default"/>
          <table:table-cell table:number-columns-repeated="16376"/>
        </table:table-row>
        <table:table-row table:style-name="ro1">
          <table:table-cell office:value-type="string" calcext:value-type="string">
            <text:p>Je kunt hier natuurlijk ook nog andere symbolen gebruiken en extra informatie bijhouden, maar maak het niet te ingewikkeld!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oor de vragen waarvan je de theorie nog niet gezien hebt, keer terug en doe ze eens je de theorie gezien hebt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Voor de vragen die je niet kon oplossen of een fout gemaakt hebt, bestudeer de oplossing en heel belangrijk: doe deze vraag opnieuw een paar (3 tot 5) dagen later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e reden om de vraag opnieuw te doen is dat er een groot verschil is tussen iets begrijpen en iets kunnen reproduceren of oplosssen, en je moet het hier kunnen oplossen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erhaal dit net zolang tot je de oefening helemaal zelfstandig kunt oplossen, en er zeker van bent dat je ook begrijpt hoe het in elkaar zit!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4" office:value-type="string" calcext:value-type="string">
            <text:p>Voor KIW heb je 3,5 uur tijd om 40 vragen op te lossen: 10 vragen per discipline (wiskunde, fysica, chemie en biologie). Dat is dus 5,25 minuten per vraag (gemiddeld). </text:p>
          </table:table-cell>
          <table:table-cell table:number-columns-repeated="16383"/>
        </table:table-row>
        <table:table-row table:style-name="ro1">
          <table:table-cell table:style-name="ce4" office:value-type="string" calcext:value-type="string">
            <text:p>Los iedere dag een aantal vragen op en geef jezelf 5 minuten per vraag. Als je 5 vragen doet is dat dus 25 minuten. Zet een timer en zie hoever je raakt. Doe dit altijd!</text:p>
          </table:table-cell>
          <table:table-cell table:number-columns-repeated="16383"/>
        </table:table-row>
        <table:table-row table:style-name="ro1">
          <table:table-cell table:style-name="ce4" office:value-type="string" calcext:value-type="string">
            <text:p>Je start de timer als je alles voor je hebt, de vragen, pen en papier, en een eenvoudige rekenmachine.</text:p>
          </table:table-cell>
          <table:table-cell table:number-columns-repeated="16383"/>
        </table:table-row>
        <table:table-row table:style-name="ro1">
          <table:table-cell table:style-name="ce4" office:value-type="string" calcext:value-type="string">
            <text:p>Dit is zeer belangrijk, omdat je op die manier je brein traint om onder tijdsdruk te werken. Dat zal je stress op het examen zelf een pak reduceren.</text:p>
          </table:table-cell>
          <table:table-cell table:number-columns-repeated="16383"/>
        </table:table-row>
        <table:table-row table:style-name="ro1" table:number-rows-repeated="104853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17 - 2015" table:style-name="ta1">
        <table:table-column table:style-name="co1" table:number-columns-repeated="2" table:default-cell-style-name="Default"/>
        <table:table-column table:style-name="co3" table:number-columns-repeated="10" table:default-cell-style-name="ce12"/>
        <table:table-column table:style-name="co3" table:number-columns-repeated="5" table:default-cell-style-name="Default"/>
        <table:table-row table:style-name="ro1">
          <table:table-cell table:style-name="ce8" office:value-type="string" calcext:value-type="string">
            <text:p>Jaar</text:p>
          </table:table-cell>
          <table:table-cell table:style-name="ce8" office:value-type="string" calcext:value-type="string">
            <text:p>Vraag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juli</text:p>
          </table:table-cell>
          <table:table-cell table:number-columns-repeated="15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augustus</text:p>
          </table:table-cell>
          <table:table-cell table:number-columns-repeated="15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juli</text:p>
          </table:table-cell>
          <table:table-cell table:number-columns-repeated="15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augustus</text:p>
          </table:table-cell>
          <table:table-cell table:number-columns-repeated="15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juli</text:p>
          </table:table-cell>
          <table:table-cell table:number-columns-repeated="15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augustus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B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nl" fo:country="B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5">00/00/0000</text:date>, <text:time style:data-style-name="N2" text:time-value="08:29:05.10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3T10:08:30.532000000</meta:creation-date>
    <dc:date>2024-09-25T08:30:05.593000000</dc:date>
    <meta:editing-duration>PT5M34S</meta:editing-duration>
    <meta:editing-cycles>2</meta:editing-cycles>
    <meta:generator>LibreOffice/24.2.1.2$Windows_X86_64 LibreOffice_project/db4def46b0453cc22e2d0305797cf981b68ef5ac</meta:generator>
    <meta:document-statistic meta:table-count="2" meta:cell-count="102" meta:object-count="0"/>
  </office:meta>
</office:document-meta>
</file>